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alibri, Calibri" svg:font-family="Calibri, Calibri" style:font-family-generic="swiss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indent="0in"/>
    </style:style>
    <style:style style:name="P2" style:parent-style-name="Standard" style:family="paragraph">
      <style:paragraph-properties fo:text-indent="0in"/>
    </style:style>
    <style:style style:name="P3" style:parent-style-name="Standard" style:family="paragraph">
      <style:paragraph-properties fo:text-align="center" fo:text-indent="0in"/>
      <style:text-properties style:font-name="Cambria" fo:font-weight="bold" style:font-weight-asian="bold" style:font-weight-complex="bold" fo:color="#004586" fo:font-size="50pt" style:font-size-asian="50pt" style:font-size-complex="50pt"/>
    </style:style>
    <style:style style:name="P4" style:parent-style-name="Standard" style:family="paragraph">
      <style:paragraph-properties fo:text-indent="0in"/>
    </style:style>
    <style:style style:name="P5" style:parent-style-name="Standard" style:family="paragraph">
      <style:paragraph-properties fo:text-indent="0in"/>
    </style:style>
    <style:style style:name="P6" style:parent-style-name="Standard" style:family="paragraph">
      <style:paragraph-properties fo:text-indent="0in"/>
    </style:style>
    <style:style style:name="P7" style:parent-style-name="Standard" style:family="paragraph">
      <style:paragraph-properties fo:text-indent="0in"/>
    </style:style>
    <style:style style:name="P8" style:parent-style-name="Standard" style:family="paragraph">
      <style:paragraph-properties fo:text-indent="0in"/>
    </style:style>
    <style:style style:name="P9" style:parent-style-name="Standard" style:family="paragraph">
      <style:paragraph-properties fo:text-indent="0in"/>
    </style:style>
    <style:style style:name="P10" style:parent-style-name="Standard" style:family="paragraph">
      <style:paragraph-properties fo:text-indent="0in"/>
    </style:style>
    <style:style style:name="P11" style:parent-style-name="Standard" style:family="paragraph">
      <style:paragraph-properties fo:text-indent="0in"/>
    </style:style>
    <style:style style:name="P12" style:parent-style-name="Standard" style:family="paragraph">
      <style:paragraph-properties fo:text-indent="0in"/>
    </style:style>
    <style:style style:name="P13" style:parent-style-name="Standard" style:family="paragraph">
      <style:paragraph-properties fo:text-indent="0in"/>
    </style:style>
    <style:style style:name="P14" style:parent-style-name="Standard" style:family="paragraph">
      <style:paragraph-properties fo:text-indent="0in"/>
    </style:style>
    <style:style style:name="P15" style:parent-style-name="Standard" style:family="paragraph">
      <style:paragraph-properties fo:text-indent="0in"/>
    </style:style>
    <style:style style:name="P16" style:parent-style-name="Standard" style:family="paragraph">
      <style:paragraph-properties fo:text-indent="0in"/>
    </style:style>
    <style:style style:name="P17" style:parent-style-name="Standard" style:family="paragraph">
      <style:paragraph-properties fo:text-indent="0in"/>
    </style:style>
    <style:style style:name="P18" style:parent-style-name="Standard" style:family="paragraph">
      <style:paragraph-properties fo:text-indent="0in"/>
    </style:style>
    <style:style style:name="P19" style:parent-style-name="Standard" style:family="paragraph">
      <style:paragraph-properties fo:text-indent="0in"/>
    </style:style>
    <style:style style:name="P20" style:parent-style-name="Standard" style:family="paragraph">
      <style:paragraph-properties fo:text-indent="0in"/>
    </style:style>
    <style:style style:name="P21" style:parent-style-name="Standard" style:family="paragraph">
      <style:paragraph-properties fo:text-indent="0in"/>
    </style:style>
    <style:style style:name="P22" style:parent-style-name="Standard" style:family="paragraph">
      <style:paragraph-properties fo:text-indent="0in"/>
    </style:style>
    <style:style style:name="P23" style:parent-style-name="Standard" style:family="paragraph">
      <style:paragraph-properties fo:text-indent="0in"/>
    </style:style>
    <style:style style:name="P24" style:parent-style-name="Standard" style:family="paragraph">
      <style:paragraph-properties fo:text-indent="0in"/>
    </style:style>
    <style:style style:name="P25" style:parent-style-name="Standard" style:family="paragraph">
      <style:paragraph-properties fo:text-indent="0in"/>
    </style:style>
    <style:style style:name="P26" style:parent-style-name="Standard" style:family="paragraph">
      <style:paragraph-properties fo:text-indent="0in"/>
    </style:style>
    <style:style style:name="P27" style:parent-style-name="Standard" style:family="paragraph">
      <style:paragraph-properties fo:text-indent="0in"/>
    </style:style>
    <style:style style:name="P28" style:parent-style-name="Standard" style:family="paragraph">
      <style:paragraph-properties fo:text-indent="0in"/>
    </style:style>
    <style:style style:name="P29" style:parent-style-name="Standard" style:family="paragraph">
      <style:paragraph-properties fo:text-indent="0in"/>
    </style:style>
    <style:style style:name="P30" style:parent-style-name="Standard" style:family="paragraph">
      <style:paragraph-properties fo:text-indent="0in"/>
    </style:style>
    <style:style style:name="P31" style:parent-style-name="Standard" style:family="paragraph">
      <style:paragraph-properties fo:text-indent="0in"/>
    </style:style>
    <style:style style:name="P32" style:parent-style-name="Standard" style:family="paragraph">
      <style:paragraph-properties fo:text-indent="0in"/>
    </style:style>
    <style:style style:name="P33" style:parent-style-name="Standard" style:family="paragraph">
      <style:paragraph-properties fo:text-indent="0in"/>
    </style:style>
    <style:style style:name="P34" style:parent-style-name="Standard" style:family="paragraph">
      <style:paragraph-properties fo:text-indent="0in"/>
    </style:style>
    <style:style style:name="P35" style:parent-style-name="Standard" style:family="paragraph">
      <style:paragraph-properties fo:text-indent="0in"/>
    </style:style>
    <style:style style:name="P36" style:parent-style-name="Standard" style:family="paragraph">
      <style:paragraph-properties fo:text-indent="0in"/>
    </style:style>
    <style:style style:name="P37" style:parent-style-name="Standard" style:family="paragraph">
      <style:paragraph-properties fo:text-indent="0in"/>
    </style:style>
    <style:style style:name="P38" style:parent-style-name="Standard" style:family="paragraph">
      <style:paragraph-properties fo:text-indent="0in"/>
      <style:text-properties style:font-name="Calibri Light" style:font-name-complex="Calibri Light" fo:color="#004586" fo:font-size="14pt" style:font-size-asian="14pt" style:font-size-complex="14pt"/>
    </style:style>
    <style:style style:name="P39" style:parent-style-name="Standard" style:family="paragraph">
      <style:paragraph-properties fo:text-indent="0in"/>
      <style:text-properties style:font-name="Calibri Light" style:font-name-complex="Calibri Light" fo:color="#004586" fo:font-size="14pt" style:font-size-asian="14pt" style:font-size-complex="14pt"/>
    </style:style>
    <style:style style:name="P40" style:parent-style-name="Standard" style:family="paragraph">
      <style:paragraph-properties fo:text-indent="0in"/>
      <style:text-properties style:font-name="Calibri Light" style:font-name-complex="Calibri Light" fo:color="#004586" fo:font-size="14pt" style:font-size-asian="14pt" style:font-size-complex="14pt"/>
    </style:style>
    <style:style style:name="P41" style:parent-style-name="Standard" style:family="paragraph">
      <style:paragraph-properties fo:text-align="center"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42" style:parent-style-name="Standard" style:family="paragraph">
      <style:paragraph-properties fo:text-align="center" fo:text-indent="0in"/>
      <style:text-properties style:font-name="Cambria" fo:color="#004586" fo:font-size="16pt" style:font-size-asian="16pt" style:font-size-complex="16pt" style:text-underline-type="single" style:text-underline-style="solid" style:text-underline-width="auto" style:text-underline-mode="continuous"/>
    </style:style>
    <style:style style:name="P43" style:parent-style-name="Standard" style:family="paragraph">
      <style:paragraph-properties fo:text-indent="0in"/>
    </style:style>
    <style:style style:name="P44" style:parent-style-name="Standard" style:family="paragraph">
      <style:paragraph-properties fo:text-indent="0in"/>
    </style:style>
    <style:style style:name="P45" style:parent-style-name="Standard" style:family="paragraph">
      <style:paragraph-properties fo:text-indent="0in"/>
    </style:style>
    <style:style style:name="P46" style:parent-style-name="Standard" style:family="paragraph">
      <style:paragraph-properties fo:text-indent="0in"/>
    </style:style>
    <style:style style:name="P47" style:parent-style-name="Standard" style:family="paragraph">
      <style:paragraph-properties fo:text-indent="0in"/>
    </style:style>
    <style:style style:name="P48" style:parent-style-name="Standard" style:family="paragraph">
      <style:paragraph-properties fo:text-indent="0in"/>
    </style:style>
    <style:style style:name="P49" style:parent-style-name="Standard" style:family="paragraph">
      <style:paragraph-properties fo:text-indent="0in"/>
    </style:style>
    <style:style style:name="P50" style:parent-style-name="Standard" style:family="paragraph">
      <style:paragraph-properties fo:text-indent="0in"/>
    </style:style>
    <style:style style:name="P51" style:parent-style-name="Standard" style:family="paragraph">
      <style:paragraph-properties fo:text-indent="0in"/>
    </style:style>
    <style:style style:name="P52" style:parent-style-name="Standard" style:family="paragraph">
      <style:paragraph-properties fo:text-indent="0in"/>
    </style:style>
    <style:style style:name="P53" style:parent-style-name="Standard" style:family="paragraph">
      <style:paragraph-properties fo:text-indent="0in"/>
    </style:style>
    <style:style style:name="P54" style:parent-style-name="Standard" style:family="paragraph">
      <style:paragraph-properties fo:text-indent="0in"/>
    </style:style>
    <style:style style:name="P55" style:parent-style-name="Standard" style:family="paragraph">
      <style:paragraph-properties fo:text-indent="0in"/>
    </style:style>
    <style:style style:name="P56" style:parent-style-name="Standard" style:family="paragraph">
      <style:paragraph-properties fo:text-indent="0in"/>
    </style:style>
    <style:style style:name="P57" style:parent-style-name="Standard" style:family="paragraph">
      <style:paragraph-properties fo:text-indent="0in"/>
    </style:style>
    <style:style style:name="P58" style:parent-style-name="Standard" style:family="paragraph">
      <style:paragraph-properties fo:text-indent="0in"/>
    </style:style>
    <style:style style:name="P59" style:parent-style-name="Standard" style:family="paragraph">
      <style:paragraph-properties fo:text-indent="0in"/>
    </style:style>
    <style:style style:name="P60" style:parent-style-name="Standard" style:family="paragraph">
      <style:paragraph-properties fo:text-indent="0in"/>
    </style:style>
    <style:style style:name="P61" style:parent-style-name="Standard" style:family="paragraph">
      <style:paragraph-properties fo:text-indent="0in"/>
    </style:style>
    <style:style style:name="P62" style:parent-style-name="Standard" style:family="paragraph">
      <style:paragraph-properties fo:text-indent="0in"/>
    </style:style>
    <style:style style:name="P63" style:parent-style-name="Standard" style:family="paragraph">
      <style:paragraph-properties fo:text-indent="0in"/>
    </style:style>
    <style:style style:name="P64" style:parent-style-name="Standard" style:family="paragraph">
      <style:paragraph-properties fo:text-indent="0in"/>
    </style:style>
    <style:style style:name="P65" style:parent-style-name="Standard" style:family="paragraph">
      <style:paragraph-properties fo:text-indent="0in"/>
    </style:style>
    <style:style style:name="P66" style:parent-style-name="Standard" style:family="paragraph">
      <style:paragraph-properties fo:text-indent="0in"/>
    </style:style>
    <style:style style:name="P67" style:parent-style-name="Standard" style:family="paragraph">
      <style:paragraph-properties fo:text-indent="0in"/>
    </style:style>
    <style:style style:name="P68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69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72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73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74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75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76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77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78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79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80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81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82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83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84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85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86" style:parent-style-name="Standard" style:family="paragraph">
      <style:paragraph-properties fo:text-indent="0in"/>
    </style:style>
    <style:style style:name="T87" style:parent-style-name="Fuentedepárrafopredeter." style:family="text"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88" style:parent-style-name="Standard" style:family="paragraph">
      <style:paragraph-properties fo:text-align="justify" fo:text-indent="0.4923in"/>
      <style:text-properties style:font-name="Arial" style:font-name-complex="Arial" fo:font-size="14pt" style:font-size-asian="14pt" style:font-size-complex="14pt"/>
    </style:style>
    <style:style style:name="P89" style:parent-style-name="Standard" style:family="paragraph">
      <style:paragraph-properties fo:text-align="justify" fo:text-indent="0.4923in"/>
      <style:text-properties style:font-name="Arial" style:font-name-complex="Arial" fo:font-size="14pt" style:font-size-asian="14pt" style:font-size-complex="14pt"/>
    </style:style>
    <style:style style:name="TableColumn91" style:family="table-column">
      <style:table-column-properties style:column-width="1.1159in" style:use-optimal-column-width="false"/>
    </style:style>
    <style:style style:name="TableColumn92" style:family="table-column">
      <style:table-column-properties style:column-width="1.1152in" style:use-optimal-column-width="false"/>
    </style:style>
    <style:style style:name="TableColumn93" style:family="table-column">
      <style:table-column-properties style:column-width="1.1152in" style:use-optimal-column-width="false"/>
    </style:style>
    <style:style style:name="TableColumn94" style:family="table-column">
      <style:table-column-properties style:column-width="1.1152in" style:use-optimal-column-width="false"/>
    </style:style>
    <style:style style:name="TableColumn95" style:family="table-column">
      <style:table-column-properties style:column-width="1.1152in" style:use-optimal-column-width="false"/>
    </style:style>
    <style:style style:name="TableColumn96" style:family="table-column">
      <style:table-column-properties style:column-width="1.3118in" style:use-optimal-column-width="false"/>
    </style:style>
    <style:style style:name="Table90" style:family="table">
      <style:table-properties style:width="6.8888in" fo:margin-left="0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indent="0in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indent="0in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indent="0in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indent="0in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indent="0in"/>
    </style:style>
    <style:style style:name="TableCell1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indent="0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indent="0i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indent="0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indent="0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indent="0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indent="0i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indent="0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indent="0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indent="0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indent="0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indent="0in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indent="0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indent="0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indent="0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indent="0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indent="0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indent="0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indent="0in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indent="0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indent="0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indent="0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indent="0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indent="0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indent="0in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indent="0in"/>
    </style:style>
    <style:style style:name="TableRow162" style:family="table-row">
      <style:table-row-properties style:min-row-height="0.0145in"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indent="0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indent="0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indent="0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indent="0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indent="0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indent="0in"/>
    </style:style>
    <style:style style:name="P175" style:parent-style-name="Standard" style:family="paragraph">
      <style:paragraph-properties fo:text-indent="0.4923in"/>
      <style:text-properties style:font-name="Arial" style:font-name-complex="Arial" fo:font-size="14pt" style:font-size-asian="14pt" style:font-size-complex="14pt"/>
    </style:style>
    <style:style style:name="P176" style:parent-style-name="Standard" style:family="paragraph">
      <style:paragraph-properties fo:text-align="justify" fo:text-indent="0.4923in"/>
      <style:text-properties style:font-name="Arial" style:font-name-complex="Arial" fo:font-size="14pt" style:font-size-asian="14pt" style:font-size-complex="14pt"/>
    </style:style>
    <style:style style:name="P177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178" style:parent-style-name="Standard" style:family="paragraph">
      <style:paragraph-properties fo:text-indent="0in"/>
      <style:text-properties style:font-name="Cambria" fo:color="#004586" fo:font-size="20pt" style:font-size-asian="20pt" style:font-size-complex="20pt"/>
    </style:style>
    <style:style style:name="P179" style:parent-style-name="Standard" style:family="paragraph">
      <style:paragraph-properties fo:text-align="justify" fo:text-indent="0in"/>
    </style:style>
    <style:style style:name="T180" style:parent-style-name="Fuentedepárrafopredeter." style:family="text">
      <style:text-properties style:font-name="Arial" style:font-name-complex="Arial" fo:font-size="14pt" style:font-size-asian="14pt"/>
    </style:style>
    <style:style style:name="P181" style:parent-style-name="Standard" style:family="paragraph">
      <style:paragraph-properties fo:text-align="justify" fo:text-indent="0in"/>
      <style:text-properties style:font-name="Arial" style:font-name-complex="Arial" fo:font-size="14pt" style:font-size-asian="14pt"/>
    </style:style>
    <style:style style:name="P182" style:parent-style-name="Normal" style:family="paragraph">
      <style:paragraph-properties fo:text-align="justify"/>
    </style:style>
    <style:style style:name="T183" style:parent-style-name="Fuentedepárrafopredeter." style:family="text">
      <style:text-properties style:font-name="Cambria" fo:color="#004586" fo:font-size="20pt" style:font-size-asian="20pt"/>
    </style:style>
    <style:style style:name="T184" style:parent-style-name="Fuentedepárrafopredeter." style:family="text">
      <style:text-properties style:font-name="Arial" style:font-name-complex="Arial" fo:font-weight="bold" style:font-weight-asian="bold" fo:font-size="14pt" style:font-size-asian="14pt"/>
    </style:style>
    <style:style style:name="T185" style:parent-style-name="Fuentedepárrafopredeter." style:family="text">
      <style:text-properties style:font-name="Arial" style:font-name-complex="Arial" fo:font-size="14pt" style:font-size-asian="14pt"/>
    </style:style>
    <style:style style:name="P186" style:parent-style-name="Normal" style:family="paragraph">
      <style:paragraph-properties fo:text-align="justify"/>
    </style:style>
    <style:style style:name="T187" style:parent-style-name="Fuentedepárrafopredeter." style:family="text">
      <style:text-properties style:font-name="Arial" style:font-name-complex="Arial" fo:font-size="14pt" style:font-size-asian="14pt"/>
    </style:style>
    <style:style style:name="T188" style:parent-style-name="Fuentedepárrafopredeter." style:family="text">
      <style:text-properties style:font-name="Arial" style:font-name-complex="Arial" fo:font-size="14pt" style:font-size-asian="14pt"/>
    </style:style>
    <style:style style:name="P189" style:parent-style-name="Normal" style:family="paragraph">
      <style:paragraph-properties fo:text-align="justify"/>
      <style:text-properties style:font-name="Arial" style:font-name-complex="Arial" fo:font-size="14pt" style:font-size-asian="14pt"/>
    </style:style>
    <style:style style:name="P190" style:parent-style-name="Normal" style:family="paragraph">
      <style:paragraph-properties fo:text-align="justify"/>
    </style:style>
    <style:style style:name="T191" style:parent-style-name="Fuentedepárrafopredeter." style:family="text">
      <style:text-properties style:font-name="Arial" style:font-name-complex="Arial" fo:font-weight="bold" style:font-weight-asian="bold" fo:font-size="14pt" style:font-size-asian="14pt"/>
    </style:style>
    <style:style style:name="T192" style:parent-style-name="Fuentedepárrafopredeter." style:family="text">
      <style:text-properties style:font-name="Arial" style:font-name-complex="Arial" fo:font-size="14pt" style:font-size-asian="14pt"/>
    </style:style>
    <style:style style:name="T193" style:parent-style-name="Fuentedepárrafopredeter." style:family="text">
      <style:text-properties style:font-name="Arial" style:font-name-complex="Arial" fo:font-size="14pt" style:font-size-asian="14pt"/>
    </style:style>
    <style:style style:name="T194" style:parent-style-name="Fuentedepárrafopredeter." style:family="text">
      <style:text-properties style:font-name="Arial" style:font-name-complex="Arial" fo:font-size="14pt" style:font-size-asian="14pt"/>
    </style:style>
    <style:style style:name="P195" style:parent-style-name="Normal" style:family="paragraph">
      <style:paragraph-properties fo:text-align="justify"/>
    </style:style>
    <style:style style:name="P196" style:parent-style-name="Normal" style:family="paragraph">
      <style:paragraph-properties fo:text-align="justify"/>
    </style:style>
    <style:style style:name="T197" style:parent-style-name="Fuentedepárrafopredeter." style:family="text">
      <style:text-properties style:font-name="Arial" style:font-name-complex="Arial" fo:font-size="14pt" style:font-size-asian="14pt"/>
    </style:style>
    <style:style style:name="T198" style:parent-style-name="Fuentedepárrafopredeter." style:family="text">
      <style:text-properties style:font-name="Arial" style:font-name-complex="Arial" fo:font-weight="bold" style:font-weight-asian="bold" fo:font-size="14pt" style:font-size-asian="14pt"/>
    </style:style>
    <style:style style:name="T199" style:parent-style-name="Fuentedepárrafopredeter." style:family="text">
      <style:text-properties style:font-name="Arial" style:font-name-complex="Arial" fo:font-size="14pt" style:font-size-asian="14pt"/>
    </style:style>
    <style:style style:name="P200" style:parent-style-name="Normal" style:family="paragraph">
      <style:paragraph-properties fo:text-align="justify"/>
      <style:text-properties style:font-name="Arial" style:font-name-complex="Arial" fo:font-size="14pt" style:font-size-asian="14pt"/>
    </style:style>
    <style:style style:name="P201" style:parent-style-name="Normal" style:family="paragraph">
      <style:paragraph-properties fo:text-align="justify"/>
      <style:text-properties style:font-name="Arial" style:font-name-complex="Arial" fo:font-size="14pt" style:font-size-asian="14pt"/>
    </style:style>
    <style:style style:name="P202" style:parent-style-name="Normal" style:family="paragraph">
      <style:paragraph-properties fo:text-align="justify"/>
    </style:style>
    <style:style style:name="T203" style:parent-style-name="Fuentedepárrafopredeter." style:family="text">
      <style:text-properties style:font-name="Arial" style:font-name-complex="Arial" fo:font-size="14pt" style:font-size-asian="14pt"/>
    </style:style>
    <style:style style:name="T204" style:parent-style-name="Fuentedepárrafopredeter." style:family="text">
      <style:text-properties style:font-name="Arial" style:font-name-complex="Arial" fo:font-weight="bold" style:font-weight-asian="bold" fo:font-size="14pt" style:font-size-asian="14pt"/>
    </style:style>
    <style:style style:name="T205" style:parent-style-name="Fuentedepárrafopredeter." style:family="text">
      <style:text-properties style:font-name="Arial" style:font-name-complex="Arial" fo:font-size="14pt" style:font-size-asian="14pt"/>
    </style:style>
    <style:style style:name="T206" style:parent-style-name="Fuentedepárrafopredeter." style:family="text">
      <style:text-properties style:font-name="Arial" style:font-name-complex="Arial" fo:font-size="14pt" style:font-size-asian="14pt"/>
    </style:style>
    <style:style style:name="P207" style:parent-style-name="Normal" style:family="paragraph">
      <style:paragraph-properties fo:text-align="justify"/>
    </style:style>
    <style:style style:name="T208" style:parent-style-name="Fuentedepárrafopredeter." style:family="text">
      <style:text-properties style:font-name="Arial" style:font-name-complex="Arial" fo:font-size="14pt" style:font-size-asian="14pt"/>
    </style:style>
    <style:style style:name="P209" style:parent-style-name="Normal" style:family="paragraph">
      <style:paragraph-properties fo:text-align="justify"/>
    </style:style>
    <style:style style:name="T210" style:parent-style-name="Fuentedepárrafopredeter." style:family="text">
      <style:text-properties style:font-name="Arial" style:font-name-complex="Arial" fo:font-size="14pt" style:font-size-asian="14pt"/>
    </style:style>
    <style:style style:name="T211" style:parent-style-name="Fuentedepárrafopredeter." style:family="text">
      <style:text-properties style:font-name="Arial" style:font-name-complex="Arial" fo:font-weight="bold" style:font-weight-asian="bold" fo:font-size="14pt" style:font-size-asian="14pt"/>
    </style:style>
    <style:style style:name="T212" style:parent-style-name="Fuentedepárrafopredeter." style:family="text">
      <style:text-properties style:font-name="Arial" style:font-name-complex="Arial" fo:font-size="14pt" style:font-size-asian="14pt"/>
    </style:style>
    <style:style style:name="T213" style:parent-style-name="Fuentedepárrafopredeter." style:family="text">
      <style:text-properties style:font-name="Arial" style:font-name-complex="Arial" fo:font-size="14pt" style:font-size-asian="14pt"/>
    </style:style>
    <style:style style:name="P214" style:parent-style-name="Normal" style:family="paragraph">
      <style:paragraph-properties fo:text-align="justify"/>
    </style:style>
    <style:style style:name="T215" style:parent-style-name="Fuentedepárrafopredeter." style:family="text">
      <style:text-properties style:font-name="Arial" style:font-name-complex="Arial" fo:font-size="14pt" style:font-size-asian="14pt"/>
    </style:style>
    <style:style style:name="P216" style:parent-style-name="Normal" style:family="paragraph">
      <style:paragraph-properties fo:text-align="justify"/>
    </style:style>
    <style:style style:name="T217" style:parent-style-name="Fuentedepárrafopredeter." style:family="text">
      <style:text-properties style:font-name="Arial" style:font-name-complex="Arial" fo:color="#004586" fo:font-size="22pt" style:font-size-asian="22pt" style:font-size-complex="20pt"/>
    </style:style>
    <style:style style:name="P218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19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20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21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22" style:parent-style-name="Standard" style:family="paragraph">
      <style:paragraph-properties fo:text-align="justify"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23" style:parent-style-name="Normal" style:family="paragraph">
      <style:paragraph-properties fo:text-align="justify"/>
      <style:text-properties style:font-name="Arial" style:font-name-complex="Arial" fo:font-size="14pt" style:font-size-asian="14pt"/>
    </style:style>
    <style:style style:name="P224" style:parent-style-name="Normal" style:family="paragraph">
      <style:paragraph-properties fo:text-align="justify"/>
    </style:style>
    <style:style style:name="P225" style:parent-style-name="Standard" style:family="paragraph">
      <style:paragraph-properties fo:text-align="justify" fo:text-indent="0in"/>
    </style:style>
    <style:style style:name="T226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27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228" style:parent-style-name="Standard" style:family="paragraph">
      <style:paragraph-properties fo:text-align="justify" fo:text-indent="0in"/>
      <style:text-properties style:font-name="Arial" fo:font-size="14pt" style:font-size-asian="14pt" style:font-size-complex="14pt"/>
    </style:style>
    <style:style style:name="P229" style:parent-style-name="Standard" style:family="paragraph">
      <style:paragraph-properties fo:text-align="justify" fo:text-indent="0in"/>
      <style:text-properties style:font-name="Arial" fo:font-size="14pt" style:font-size-asian="14pt" style:font-size-complex="14pt"/>
    </style:style>
    <style:style style:name="P230" style:parent-style-name="Standard" style:family="paragraph">
      <style:paragraph-properties fo:text-align="justify" fo:text-indent="0in"/>
    </style:style>
    <style:style style:name="T231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232" style:parent-style-name="Standard" style:family="paragraph">
      <style:paragraph-properties fo:text-align="justify" fo:text-indent="0in"/>
      <style:text-properties style:font-name="Arial" fo:font-size="14pt" style:font-size-asian="14pt" style:font-size-complex="14pt"/>
    </style:style>
    <style:style style:name="P233" style:parent-style-name="Normal" style:family="paragraph">
      <style:paragraph-properties fo:text-align="justify" fo:text-indent="0.4923in"/>
      <style:text-properties style:font-name="Arial" fo:font-weight="bold" style:font-weight-asian="bold" style:font-weight-complex="bold" fo:font-size="14pt" style:font-size-asian="14pt" style:font-size-complex="14pt"/>
    </style:style>
    <style:style style:name="P234" style:parent-style-name="Normal" style:family="paragraph">
      <style:paragraph-properties fo:text-align="justify" fo:text-indent="0.4923in"/>
      <style:text-properties style:font-name="Arial" style:font-name-complex="Arial" fo:font-size="14pt" style:font-size-asian="14pt"/>
    </style:style>
    <style:style style:name="P235" style:parent-style-name="Standard" style:family="paragraph">
      <style:paragraph-properties fo:text-align="justify"/>
    </style:style>
    <style:style style:name="T236" style:parent-style-name="Fuentedepárrafopredeter." style:family="text">
      <style:text-properties style:font-name="Calibri Light" style:font-name-complex="Calibri Light" fo:color="#000000"/>
    </style:style>
    <style:style style:name="T237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38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239" style:parent-style-name="Standard" style:family="paragraph">
      <style:paragraph-properties fo:text-align="justify"/>
    </style:style>
    <style:style style:name="T240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41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42" style:parent-style-name="Fuentedepárrafopredeter." style:family="text">
      <style:text-properties style:font-name="Arial" style:font-weight-complex="bold" fo:font-size="14pt" style:font-size-asian="14pt" style:font-size-complex="14pt"/>
    </style:style>
    <style:style style:name="P243" style:parent-style-name="Normal" style:family="paragraph">
      <style:paragraph-properties fo:text-align="justify"/>
    </style:style>
    <style:style style:name="P244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45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46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47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48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49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50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51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52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53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54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55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56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57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58" style:parent-style-name="Normal" style:family="paragraph">
      <style:paragraph-properties fo:text-align="justify"/>
    </style:style>
    <style:style style:name="TableColumn260" style:family="table-column">
      <style:table-column-properties style:column-width="3.5402in" style:use-optimal-column-width="false"/>
    </style:style>
    <style:style style:name="TableColumn261" style:family="table-column">
      <style:table-column-properties style:column-width="0.5909in" style:use-optimal-column-width="false"/>
    </style:style>
    <style:style style:name="TableColumn262" style:family="table-column">
      <style:table-column-properties style:column-width="1.1812in" style:use-optimal-column-width="false"/>
    </style:style>
    <style:style style:name="TableColumn263" style:family="table-column">
      <style:table-column-properties style:column-width="1.2798in" style:use-optimal-column-width="false"/>
    </style:style>
    <style:style style:name="Table259" style:family="table">
      <style:table-properties style:width="6.5923in" fo:margin-left="0in" table:align="lef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/>
    </style:style>
    <style:style style:name="T280" style:parent-style-name="Fuentedepárrafopredeter." style:family="text">
      <style:text-properties style:font-name="Arial" style:font-name-complex="Arial" fo:font-weight="bold" style:font-weight-asian="bold"/>
    </style:style>
    <style:style style:name="T281" style:parent-style-name="Fuentedepárrafopredeter." style:family="text">
      <style:text-properties style:font-name="Arial" style:font-name-complex="Arial" fo:font-weight="bold" style:font-weight-asian="bold" fo:color="#000000"/>
    </style:style>
    <style:style style:name="T282" style:parent-style-name="Fuentedepárrafopredeter." style:family="text">
      <style:text-properties style:font-name="Arial" style:font-name-complex="Arial" fo:font-weight="bold" style:font-weight-asian="bold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/>
    </style:style>
    <style:style style:name="T285" style:parent-style-name="Fuentedepárrafopredeter." style:family="text">
      <style:text-properties style:font-name="Arial" style:font-name-complex="Arial" fo:font-weight="bold" style:font-weight-asian="bold"/>
    </style:style>
    <style:style style:name="T286" style:parent-style-name="Fuentedepárrafopredeter." style:family="text">
      <style:text-properties style:font-name="Arial" style:font-name-complex="Arial" fo:font-weight="bold" style:font-weight-asian="bold" fo:color="#000000"/>
    </style:style>
    <style:style style:name="T287" style:parent-style-name="Fuentedepárrafopredeter." style:family="text">
      <style:text-properties style:font-name="Arial" style:font-name-complex="Arial" fo:font-weight="bold" style:font-weight-asian="bold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indent="0in"/>
    </style:style>
    <style:style style:name="T291" style:parent-style-name="Fuentedepárrafopredeter." style:family="text">
      <style:text-properties style:font-name="Arial" fo:font-weight="bold" style:font-weight-asian="bold" style:font-weight-complex="bold" style:font-size-complex="14pt"/>
    </style:style>
    <style:style style:name="P292" style:parent-style-name="Normal" style:family="paragraph">
      <style:paragraph-properties fo:text-align="justify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text-properties style:font-name="Arial" style:font-size-complex="14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/>
      <style:text-properties style:font-name="Arial" style:font-name-complex="Arial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/>
      <style:text-properties style:font-name="Arial" style:font-name-complex="Arial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/>
      <style:text-properties style:font-name="Arial" style:font-name-complex="Arial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text-properties style:font-name="Arial" style:font-size-complex="14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center"/>
      <style:text-properties style:font-name="Arial" style:font-name-complex="Arial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text-align="center"/>
      <style:text-properties style:font-name="Arial" style:font-name-complex="Arial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center"/>
      <style:text-properties style:font-name="Arial" style:font-name-complex="Arial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text-properties style:font-name="Arial" style:font-size-complex="14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center"/>
    </style:style>
    <style:style style:name="T322" style:parent-style-name="Fuentedepárrafopredeter." style:family="text">
      <style:text-properties style:font-name="Arial" style:font-name-complex="Arial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/>
    </style:style>
    <style:style style:name="T325" style:parent-style-name="Fuentedepárrafopredeter." style:family="text">
      <style:text-properties style:font-name="Arial" style:font-name-complex="Arial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center"/>
    </style:style>
    <style:style style:name="T328" style:parent-style-name="Fuentedepárrafopredeter." style:family="text">
      <style:text-properties style:font-name="Arial" style:font-name-complex="Arial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text-properties style:font-name="Arial" style:font-size-complex="14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center"/>
    </style:style>
    <style:style style:name="T334" style:parent-style-name="Fuentedepárrafopredeter." style:family="text">
      <style:text-properties style:font-name="Arial" style:font-name-complex="Arial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/>
    </style:style>
    <style:style style:name="T337" style:parent-style-name="Fuentedepárrafopredeter." style:family="text">
      <style:text-properties style:font-name="Arial" style:font-name-complex="Arial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/>
    </style:style>
    <style:style style:name="T340" style:parent-style-name="Fuentedepárrafopredeter." style:family="text">
      <style:text-properties style:font-name="Arial" style:font-name-complex="Arial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T343" style:parent-style-name="Fuentedepárrafopredeter." style:family="text">
      <style:text-properties style:font-name="Arial" style:font-size-complex="14pt"/>
    </style:style>
    <style:style style:name="T344" style:parent-style-name="Fuentedepárrafopredeter." style:family="text">
      <style:text-properties style:font-name="Arial" style:font-size-complex="14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/>
    </style:style>
    <style:style style:name="T347" style:parent-style-name="Fuentedepárrafopredeter." style:family="text">
      <style:text-properties style:font-name="Arial" style:font-name-complex="Arial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/>
    </style:style>
    <style:style style:name="T350" style:parent-style-name="Fuentedepárrafopredeter." style:family="text">
      <style:text-properties style:font-name="Arial" style:font-name-complex="Arial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center"/>
    </style:style>
    <style:style style:name="T353" style:parent-style-name="Fuentedepárrafopredeter." style:family="text">
      <style:text-properties style:font-name="Arial" style:font-name-complex="Arial" fo:color="#FF0000"/>
    </style:style>
    <style:style style:name="T354" style:parent-style-name="Fuentedepárrafopredeter." style:family="text">
      <style:text-properties style:font-name="Arial" style:font-name-complex="Arial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justify"/>
    </style:style>
    <style:style style:name="T358" style:parent-style-name="Fuentedepárrafopredeter." style:family="text">
      <style:text-properties style:font-name="Arial" fo:font-weight="bold" style:font-weight-asian="bold" style:font-weight-complex="bold" style:font-size-complex="14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/>
    </style:style>
    <style:style style:name="T361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text-align="center"/>
    </style:style>
    <style:style style:name="T364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center"/>
    </style:style>
    <style:style style:name="T367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justify"/>
    </style:style>
    <style:style style:name="T371" style:parent-style-name="Fuentedepárrafopredeter." style:family="text">
      <style:text-properties style:font-name="Arial" style:font-size-complex="14pt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/>
    </style:style>
    <style:style style:name="T374" style:parent-style-name="Fuentedepárrafopredeter." style:family="text">
      <style:text-properties style:font-name="Arial" style:font-name-complex="Arial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center"/>
    </style:style>
    <style:style style:name="T377" style:parent-style-name="Fuentedepárrafopredeter." style:family="text">
      <style:text-properties style:font-name="Arial" style:font-name-complex="Arial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/>
    </style:style>
    <style:style style:name="T380" style:parent-style-name="Fuentedepárrafopredeter." style:family="text">
      <style:text-properties style:font-name="Arial" style:font-name-complex="Arial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text-align="justify"/>
    </style:style>
    <style:style style:name="T384" style:parent-style-name="Fuentedepárrafopredeter." style:family="text">
      <style:text-properties style:font-name="Arial" style:font-size-complex="14pt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center"/>
    </style:style>
    <style:style style:name="T387" style:parent-style-name="Fuentedepárrafopredeter." style:family="text">
      <style:text-properties style:font-name="Arial" style:font-name-complex="Arial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text-align="center"/>
    </style:style>
    <style:style style:name="T390" style:parent-style-name="Fuentedepárrafopredeter." style:family="text">
      <style:text-properties style:font-name="Arial" style:font-name-complex="Arial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center"/>
    </style:style>
    <style:style style:name="T393" style:parent-style-name="Fuentedepárrafopredeter." style:family="text">
      <style:text-properties style:font-name="Arial" style:font-name-complex="Arial" fo:color="#FF0000"/>
    </style:style>
    <style:style style:name="T394" style:parent-style-name="Fuentedepárrafopredeter." style:family="text">
      <style:text-properties style:font-name="Arial" style:font-name-complex="Arial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text-indent="0in"/>
      <style:text-properties style:font-name="Arial" style:font-size-complex="14pt"/>
    </style:style>
    <style:style style:name="P398" style:parent-style-name="Normal" style:family="paragraph">
      <style:paragraph-properties fo:text-align="justify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text-align="center"/>
    </style:style>
    <style:style style:name="T401" style:parent-style-name="Fuentedepárrafopredeter." style:family="text">
      <style:text-properties style:font-name="Arial" style:font-name-complex="Arial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text-align="center"/>
    </style:style>
    <style:style style:name="T404" style:parent-style-name="Fuentedepárrafopredeter." style:family="text">
      <style:text-properties style:font-name="Arial" style:font-name-complex="Arial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text-align="center"/>
    </style:style>
    <style:style style:name="T407" style:parent-style-name="Fuentedepárrafopredeter." style:family="text">
      <style:text-properties style:font-name="Arial" style:font-name-complex="Arial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text-align="justify"/>
    </style:style>
    <style:style style:name="T411" style:parent-style-name="Fuentedepárrafopredeter." style:family="text">
      <style:text-properties style:font-name="Arial" fo:font-weight="bold" style:font-weight-asian="bold" style:font-weight-complex="bold" style:font-size-complex="14pt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text-align="center"/>
    </style:style>
    <style:style style:name="T414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text-align="center"/>
    </style:style>
    <style:style style:name="T417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center"/>
    </style:style>
    <style:style style:name="T420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justify"/>
    </style:style>
    <style:style style:name="T424" style:parent-style-name="Fuentedepárrafopredeter." style:family="text">
      <style:text-properties style:font-name="Arial" style:font-size-complex="14pt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text-align="center"/>
    </style:style>
    <style:style style:name="T427" style:parent-style-name="Fuentedepárrafopredeter." style:family="text">
      <style:text-properties style:font-name="Arial" style:font-name-complex="Arial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text-align="center"/>
    </style:style>
    <style:style style:name="T430" style:parent-style-name="Fuentedepárrafopredeter." style:family="text">
      <style:text-properties style:font-name="Arial" style:font-name-complex="Arial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center"/>
    </style:style>
    <style:style style:name="T433" style:parent-style-name="Fuentedepárrafopredeter." style:family="text">
      <style:text-properties style:font-name="Arial" style:font-name-complex="Arial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text-align="justify"/>
    </style:style>
    <style:style style:name="T437" style:parent-style-name="Fuentedepárrafopredeter." style:family="text">
      <style:text-properties style:font-name="Arial" style:font-size-complex="14pt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center"/>
    </style:style>
    <style:style style:name="T440" style:parent-style-name="Fuentedepárrafopredeter." style:family="text">
      <style:text-properties style:font-name="Arial" style:font-name-complex="Arial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center"/>
    </style:style>
    <style:style style:name="T443" style:parent-style-name="Fuentedepárrafopredeter." style:family="text">
      <style:text-properties style:font-name="Arial" style:font-name-complex="Arial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center"/>
    </style:style>
    <style:style style:name="T446" style:parent-style-name="Fuentedepárrafopredeter." style:family="text">
      <style:text-properties style:font-name="Arial" style:font-name-complex="Arial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text-align="justify"/>
    </style:style>
    <style:style style:name="T450" style:parent-style-name="Fuentedepárrafopredeter." style:family="text">
      <style:text-properties style:font-name="Arial" style:font-size-complex="14pt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center"/>
    </style:style>
    <style:style style:name="T453" style:parent-style-name="Fuentedepárrafopredeter." style:family="text">
      <style:text-properties style:font-name="Arial" style:font-name-complex="Arial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text-align="center"/>
    </style:style>
    <style:style style:name="T456" style:parent-style-name="Fuentedepárrafopredeter." style:family="text">
      <style:text-properties style:font-name="Arial" style:font-name-complex="Arial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center"/>
    </style:style>
    <style:style style:name="T459" style:parent-style-name="Fuentedepárrafopredeter." style:family="text">
      <style:text-properties style:font-name="Arial" style:font-name-complex="Arial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text-indent="0in"/>
      <style:text-properties style:font-name="Arial" style:font-size-complex="14pt"/>
    </style:style>
    <style:style style:name="P463" style:parent-style-name="Normal" style:family="paragraph">
      <style:paragraph-properties fo:text-align="justify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text-align="center"/>
    </style:style>
    <style:style style:name="T466" style:parent-style-name="Fuentedepárrafopredeter." style:family="text">
      <style:text-properties style:font-name="Arial" style:font-name-complex="Arial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text-align="center"/>
    </style:style>
    <style:style style:name="T469" style:parent-style-name="Fuentedepárrafopredeter." style:family="text">
      <style:text-properties style:font-name="Arial" style:font-name-complex="Arial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text-align="center"/>
    </style:style>
    <style:style style:name="T472" style:parent-style-name="Fuentedepárrafopredeter." style:family="text">
      <style:text-properties style:font-name="Arial" style:font-name-complex="Arial" fo:color="#FF0000"/>
    </style:style>
    <style:style style:name="T473" style:parent-style-name="Fuentedepárrafopredeter." style:family="text">
      <style:text-properties style:font-name="Arial" style:font-name-complex="Arial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text-align="justify"/>
    </style:style>
    <style:style style:name="T477" style:parent-style-name="Fuentedepárrafopredeter." style:family="text">
      <style:text-properties style:font-name="Arial" fo:font-weight="bold" style:font-weight-asian="bold" style:font-weight-complex="bold" style:font-size-complex="14pt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text-align="center"/>
    </style:style>
    <style:style style:name="T480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text-align="center"/>
    </style:style>
    <style:style style:name="T483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484" style:parent-style-name="Fuentedepárrafopredeter." style:family="text">
      <style:text-properties style:font-name="Arial" style:font-name-complex="Arial" fo:font-weight="bold" style:font-weight-asian="bold" style:font-weight-complex="bold" fo:color="#000000"/>
    </style:style>
    <style:style style:name="T485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text-align="center"/>
    </style:style>
    <style:style style:name="T488" style:parent-style-name="Fuentedepárrafopredeter." style:family="text">
      <style:text-properties style:font-name="Arial" style:font-name-complex="Arial" fo:font-weight="bold" style:font-weight-asian="bold" style:font-weight-complex="bold" fo:color="#FF3333"/>
    </style:style>
    <style:style style:name="T489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text-indent="0in"/>
      <style:text-properties style:font-name="Arial" style:font-size-complex="14pt"/>
    </style:style>
    <style:style style:name="P493" style:parent-style-name="Normal" style:family="paragraph">
      <style:paragraph-properties fo:text-align="justify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text-align="center"/>
    </style:style>
    <style:style style:name="T496" style:parent-style-name="Fuentedepárrafopredeter." style:family="text">
      <style:text-properties style:font-name="Arial" style:font-name-complex="Arial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text-align="center"/>
    </style:style>
    <style:style style:name="T499" style:parent-style-name="Fuentedepárrafopredeter." style:family="text">
      <style:text-properties style:font-name="Arial" style:font-name-complex="Arial"/>
    </style:style>
    <style:style style:name="T500" style:parent-style-name="Fuentedepárrafopredeter." style:family="text">
      <style:text-properties style:font-name="Arial" style:font-name-complex="Arial" fo:color="#000000"/>
    </style:style>
    <style:style style:name="T501" style:parent-style-name="Fuentedepárrafopredeter." style:family="text">
      <style:text-properties style:font-name="Arial" style:font-name-complex="Arial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text-align="center"/>
    </style:style>
    <style:style style:name="T504" style:parent-style-name="Fuentedepárrafopredeter." style:family="text">
      <style:text-properties style:font-name="Arial" style:font-name-complex="Arial" fo:color="#FF3333"/>
    </style:style>
    <style:style style:name="T505" style:parent-style-name="Fuentedepárrafopredeter." style:family="text">
      <style:text-properties style:font-name="Arial" style:font-name-complex="Arial" fo:color="#000000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text-align="justify"/>
    </style:style>
    <style:style style:name="T509" style:parent-style-name="Fuentedepárrafopredeter." style:family="text">
      <style:text-properties style:font-name="Arial" style:font-size-complex="14pt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text-align="center"/>
    </style:style>
    <style:style style:name="T512" style:parent-style-name="Fuentedepárrafopredeter." style:family="text">
      <style:text-properties style:font-name="Arial" style:font-name-complex="Arial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text-align="center"/>
    </style:style>
    <style:style style:name="T515" style:parent-style-name="Fuentedepárrafopredeter." style:family="text">
      <style:text-properties style:font-name="Arial" style:font-name-complex="Arial"/>
    </style:style>
    <style:style style:name="T516" style:parent-style-name="Fuentedepárrafopredeter." style:family="text">
      <style:text-properties style:font-name="Arial" style:font-name-complex="Arial" fo:color="#000000"/>
    </style:style>
    <style:style style:name="T517" style:parent-style-name="Fuentedepárrafopredeter." style:family="text">
      <style:text-properties style:font-name="Arial" style:font-name-complex="Arial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text-align="center"/>
    </style:style>
    <style:style style:name="T520" style:parent-style-name="Fuentedepárrafopredeter." style:family="text">
      <style:text-properties style:font-name="Arial" style:font-name-complex="Arial" fo:color="#FF3333"/>
    </style:style>
    <style:style style:name="T521" style:parent-style-name="Fuentedepárrafopredeter." style:family="text">
      <style:text-properties style:font-name="Arial" style:font-name-complex="Arial" fo:color="#000000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text-align="justify"/>
    </style:style>
    <style:style style:name="T525" style:parent-style-name="Fuentedepárrafopredeter." style:family="text">
      <style:text-properties style:font-name="Arial" style:font-size-complex="14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text-align="center"/>
    </style:style>
    <style:style style:name="T528" style:parent-style-name="Fuentedepárrafopredeter." style:family="text">
      <style:text-properties style:font-name="Arial" style:font-name-complex="Arial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text-align="center"/>
    </style:style>
    <style:style style:name="T531" style:parent-style-name="Fuentedepárrafopredeter." style:family="text">
      <style:text-properties style:font-name="Arial" style:font-name-complex="Arial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text-align="center"/>
    </style:style>
    <style:style style:name="T534" style:parent-style-name="Fuentedepárrafopredeter." style:family="text">
      <style:text-properties style:font-name="Arial" style:font-name-complex="Arial" fo:color="#FF3333"/>
    </style:style>
    <style:style style:name="T535" style:parent-style-name="Fuentedepárrafopredeter." style:family="text">
      <style:text-properties style:font-name="Arial" style:font-name-complex="Arial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text-indent="0in"/>
      <style:text-properties style:font-name="Arial" style:font-size-complex="14pt"/>
    </style:style>
    <style:style style:name="P539" style:parent-style-name="Normal" style:family="paragraph">
      <style:paragraph-properties fo:text-align="justify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text-align="center"/>
    </style:style>
    <style:style style:name="T542" style:parent-style-name="Fuentedepárrafopredeter." style:family="text">
      <style:text-properties style:font-name="Arial" style:font-name-complex="Arial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text-align="center"/>
    </style:style>
    <style:style style:name="T545" style:parent-style-name="Fuentedepárrafopredeter." style:family="text">
      <style:text-properties style:font-name="Arial" style:font-name-complex="Arial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text-align="center"/>
    </style:style>
    <style:style style:name="T548" style:parent-style-name="Fuentedepárrafopredeter." style:family="text">
      <style:text-properties style:font-name="Arial" style:font-name-complex="Arial" fo:color="#FF0000"/>
    </style:style>
    <style:style style:name="T549" style:parent-style-name="Fuentedepárrafopredeter." style:family="text">
      <style:text-properties style:font-name="Arial" style:font-name-complex="Arial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text-indent="0in"/>
    </style:style>
    <style:style style:name="T553" style:parent-style-name="Fuentedepárrafopredeter." style:family="text">
      <style:text-properties style:font-name="Arial" fo:font-weight="bold" style:font-weight-asian="bold" style:font-weight-complex="bold" style:font-size-complex="14pt"/>
    </style:style>
    <style:style style:name="T554" style:parent-style-name="Fuentedepárrafopredeter." style:family="text">
      <style:text-properties style:font-name="Arial" fo:font-weight="bold" style:font-weight-asian="bold" style:font-weight-complex="bold" style:font-size-complex="14pt"/>
    </style:style>
    <style:style style:name="P555" style:parent-style-name="Normal" style:family="paragraph">
      <style:paragraph-properties fo:text-align="justify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text-align="center"/>
    </style:style>
    <style:style style:name="T558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text-align="center"/>
    </style:style>
    <style:style style:name="T561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text-align="center"/>
    </style:style>
    <style:style style:name="T564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text-align="justify"/>
    </style:style>
    <style:style style:name="T568" style:parent-style-name="Fuentedepárrafopredeter." style:family="text">
      <style:text-properties style:font-name="Arial" style:font-size-complex="14pt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text-align="center"/>
    </style:style>
    <style:style style:name="T571" style:parent-style-name="Fuentedepárrafopredeter." style:family="text">
      <style:text-properties style:font-name="Arial" style:font-name-complex="Arial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text-align="center"/>
    </style:style>
    <style:style style:name="T574" style:parent-style-name="Fuentedepárrafopredeter." style:family="text">
      <style:text-properties style:font-name="Arial" style:font-name-complex="Arial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text-align="center"/>
    </style:style>
    <style:style style:name="T577" style:parent-style-name="Fuentedepárrafopredeter." style:family="text">
      <style:text-properties style:font-name="Arial" style:font-name-complex="Arial" fo:color="#FF0000"/>
    </style:style>
    <style:style style:name="T578" style:parent-style-name="Fuentedepárrafopredeter." style:family="text">
      <style:text-properties style:font-name="Arial" style:font-name-complex="Arial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text-align="justify"/>
    </style:style>
    <style:style style:name="T582" style:parent-style-name="Fuentedepárrafopredeter." style:family="text">
      <style:text-properties style:font-name="Arial" style:font-size-complex="14pt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text-align="center"/>
    </style:style>
    <style:style style:name="T585" style:parent-style-name="Fuentedepárrafopredeter." style:family="text">
      <style:text-properties style:font-name="Arial" style:font-name-complex="Arial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text-align="center"/>
    </style:style>
    <style:style style:name="T588" style:parent-style-name="Fuentedepárrafopredeter." style:family="text">
      <style:text-properties style:font-name="Arial" style:font-name-complex="Arial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text-align="center"/>
    </style:style>
    <style:style style:name="T591" style:parent-style-name="Fuentedepárrafopredeter." style:family="text">
      <style:text-properties style:font-name="Arial" style:font-name-complex="Arial"/>
    </style:style>
    <style:style style:name="P592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593" style:parent-style-name="Normal" style:family="paragraph">
      <style:paragraph-properties fo:text-align="justify"/>
    </style:style>
    <style:style style:name="P594" style:parent-style-name="Standard" style:family="paragraph">
      <style:paragraph-properties fo:text-indent="0in"/>
    </style:style>
  </office:automatic-styles>
  <office:body>
    <office:text text:use-soft-page-breaks="true">
      <text:p text:style-name="P1"/>
      <text:p text:style-name="P2"/>
      <text:p text:style-name="P3"/>
      <text:p text:style-name="Título">Seguimiento</text:p>
      <text:p text:style-name="Normal"/>
      <text:p text:style-name="Standard">Proyecto de creación de aplicación web RolStream</text:p>
      <text:p text:style-name="Normal"/>
      <text:p text:style-name="Normal"/>
      <text:p text:style-name="Normal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Alejandro Luque Cerpa</text:p>
      <text:p text:style-name="P39">Antonio Portillo Raya<text:tab/><text:tab/><text:tab/><text:tab/><text:tab/><text:tab/><text:tab/>enero de 2019</text:p>
      <text:p text:style-name="P40"/>
      <text:soft-page-break/>
      <text:p text:style-name="P41">Índice</text:p>
      <text:p text:style-name="P42"/>
      <text:h text:style-name="Título1" text:outline-level="1">Resumen</text:h>
      <text:h text:style-name="Título1" text:outline-level="1">Gestión de riesgos</text:h>
      <text:h text:style-name="Título1" text:outline-level="1">Cumplimiento de hitos y<text:s/>entregables</text:h>
      <text:h text:style-name="Título1" text:outline-level="1">Seguimiento de inicio y finalización de tareas y resultados</text:h>
      <text:h text:style-name="Título1" text:outline-level="1">Revisión de recursos y esfuerzos</text:h>
      <text:p text:style-name="Normal"/>
      <text:p text:style-name="Normal"/>
      <text:p text:style-name="Normal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soft-page-break/>
      <text:p text:style-name="P74">1.Resumen</text:p>
      <text:p text:style-name="Standard"/>
      <text:p text:style-name="P75"><text:tab/>El proyecto RolStream se haya en fase 5.3 de pruebas a la aplicación web final, habiéndose<text:s/>conseguido realizar todas las demás fases hasta la fecha aunque con ciertas dificultades. Se muestra a continuación un resumen del progreso hasta ahora.</text:p>
      <text:p text:style-name="P76"/>
      <text:p text:style-name="P77"><text:tab/>Se realizaron las 3 semanas de análisis y diseño, en las que se realizó la reunión con los clientes.<text:s/>Se planificaron y evaluaron los riesgos, se llevó a término la reunión de los Jefes de Área, se especificó la documentación necesaria y la presentación del primer entregable en papel.</text:p>
      <text:p text:style-name="P78"/>
      <text:p text:style-name="P79"><text:tab/>Las siguientes 3 semanas, sirvieron para realizar el primer desarrollo<text:s/>de la base de datos. En la que se diseñó la base de datos, la generación de las herramientas (aún básicas) de tratamiento de datos. Se generaron los documentos y se presentó el segundo entregable. Sin embargo, a pesar de las anteriores reuniones con los clientes, se cambiaron algunos requisitos a mitad del proyecto, lo que repercutió en la siguiente fase.</text:p>
      <text:p text:style-name="P80"/>
      <text:p text:style-name="P81"><text:tab/>A continuación, durante 4 semanas, mientras el otro área modificaba la base de datos y las herramientas por los requisitos modificados y<text:s/>añadidos, se desarrolló una primera versión de la aplicación web, su diseño y prototipado de la aplicación. Hubo algunos problemas con la sincronización con la base de datos y con las herramientas de tratamiento de datos. Por estos problemas, se retrasaron<text:s/>4 días la generación y entrega de la documentación y el tercer entregable.</text:p>
      <text:p text:style-name="P82"/>
      <text:p text:style-name="P83"><text:tab/>Las 6 semanas siguientes, sirvieron para construir la versión definitiva de la base de datos. Tras dos semanas de trabajo, uno de los trabajadores recibió una oferta de empleo en<text:s/>otra empresa y abandonó el proyecto, por lo que hubo que contratar a alguien de última hora. Debido a que no se podía permitir que hubiese más retrasos, se contrató a dos personas, con el consecuente aumento de gasto. En esta fase se desarrollaron las últimas funcionalidades a la base de datos y se completaron las herramientas de tratamiento de datos. Tras una semana de prueba sobre las mismas, a pesar de no ser capaces de satisfacer uno de los requisitos secundarios, pudo realizarse la documentación y el<text:s/>cuarto entregable.</text:p>
      <text:p text:style-name="P84"/>
      <text:p text:style-name="P85"><text:tab/>Lo cual nos lleva al punto actual del proyecto. Se inició el 31 de mayo del 2019 y tras realizarse la programación de la aplicación web y su sincronización con la base de datos, se están realizando las pruebas a la aplicación. A pesar<text:s/>de los diez días de retraso, se espera que esta fase se cumpla sin más complicaciones y que las pruebas sean exitosas para poder generar la documentación final y entrega del proyecto.</text:p>
      <text:soft-page-break/>
      <text:p text:style-name="P86"><text:span text:style-name="T87">2.Gestión de riesgos</text:span></text:p>
      <text:p text:style-name="P88">Aunque se han dado situaciones de riesgo, ya<text:s/>las habíamos previsto. En concreto se han dado los riesgos RI02 al principio, pero se pudo salvar la situación antes de que repercutiese especialmente gracias a las reuniones periódicas, y el riesgo RI04 debido a la partida de uno de los trabajadores. Este<text:s/>riesgo también se pudo controlar antes de que fuese grave contratando a más trabajadores y retrasando algo las entregas hasta la fecha.</text:p>
      <text:p text:style-name="P89">Sin embargo, no se han dado nuevas situaciones de riesgo, por lo que la tabla sigue manteniéndose tal y como estaba.</text:p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Id</text:p>
          </table:table-cell>
          <table:table-cell table:style-name="TableCell100">
            <text:p text:style-name="P101">Descripción</text:p>
          </table:table-cell>
          <table:table-cell table:style-name="TableCell102">
            <text:p text:style-name="P103">Impacto</text:p>
          </table:table-cell>
          <table:table-cell table:style-name="TableCell104">
            <text:p text:style-name="P105">Probabilidad</text:p>
          </table:table-cell>
          <table:table-cell table:style-name="TableCell106">
            <text:p text:style-name="P107">Mitigación</text:p>
          </table:table-cell>
          <table:table-cell table:style-name="TableCell108">
            <text:p text:style-name="P109">Contingencia</text:p>
          </table:table-cell>
        </table:table-row>
        <table:table-row table:style-name="TableRow110">
          <table:table-cell table:style-name="TableCell111">
            <text:p text:style-name="P112">RI01</text:p>
          </table:table-cell>
          <table:table-cell table:style-name="TableCell113">
            <text:p text:style-name="P114">Mal uso de la plataforma</text:p>
          </table:table-cell>
          <table:table-cell table:style-name="TableCell115">
            <text:p text:style-name="P116">Medio</text:p>
          </table:table-cell>
          <table:table-cell table:style-name="TableCell117">
            <text:p text:style-name="P118">Alta</text:p>
          </table:table-cell>
          <table:table-cell table:style-name="TableCell119">
            <text:p text:style-name="P120">Establecer mecanismos de detección de comportamientos tóxicos y contenido inapropiado</text:p>
          </table:table-cell>
          <table:table-cell table:style-name="TableCell121">
            <text:p text:style-name="P122">Delegar responsabilidades en un grupo de moderadores ajenos a la empresa</text:p>
          </table:table-cell>
        </table:table-row>
        <table:table-row table:style-name="TableRow123">
          <table:table-cell table:style-name="TableCell124">
            <text:p text:style-name="P125">RI02</text:p>
          </table:table-cell>
          <table:table-cell table:style-name="TableCell126">
            <text:p text:style-name="P127">Cambios en el proyecto</text:p>
          </table:table-cell>
          <table:table-cell table:style-name="TableCell128">
            <text:p text:style-name="P129">Alto</text:p>
          </table:table-cell>
          <table:table-cell table:style-name="TableCell130">
            <text:p text:style-name="P131">Alta</text:p>
          </table:table-cell>
          <table:table-cell table:style-name="TableCell132">
            <text:p text:style-name="P133">Lograr una comunicación efectiva con el cliente para establecer adecuadamente los requisitos del proyecto</text:p>
          </table:table-cell>
          <table:table-cell table:style-name="TableCell134">
            <text:p text:style-name="P135">Realizar reuniones periódicas con los clientes en las que extraer información</text:p>
          </table:table-cell>
        </table:table-row>
        <table:table-row table:style-name="TableRow136">
          <table:table-cell table:style-name="TableCell137">
            <text:p text:style-name="P138">RI03</text:p>
          </table:table-cell>
          <table:table-cell table:style-name="TableCell139">
            <text:p text:style-name="P140">Pérdidas de datos</text:p>
          </table:table-cell>
          <table:table-cell table:style-name="TableCell141">
            <text:p text:style-name="P142">Medio</text:p>
          </table:table-cell>
          <table:table-cell table:style-name="TableCell143">
            <text:p text:style-name="P144">Baja</text:p>
          </table:table-cell>
          <table:table-cell table:style-name="TableCell145">
            <text:p text:style-name="P146">Realizar backups diarios de todos los datos generados en el día en una localización secundaria</text:p>
          </table:table-cell>
          <table:table-cell table:style-name="TableCell147">
            <text:p text:style-name="P148">Delegar responsabilidades en una empresa subcontratada que se ocupe del almacenamiento secundario</text:p>
          </table:table-cell>
        </table:table-row>
        <table:table-row table:style-name="TableRow149">
          <table:table-cell table:style-name="TableCell150">
            <text:p text:style-name="P151">RI04</text:p>
          </table:table-cell>
          <table:table-cell table:style-name="TableCell152">
            <text:p text:style-name="P153">Falta de recursos durante el desarrollo</text:p>
          </table:table-cell>
          <table:table-cell table:style-name="TableCell154">
            <text:p text:style-name="P155">Medio</text:p>
          </table:table-cell>
          <table:table-cell table:style-name="TableCell156">
            <text:p text:style-name="P157">Baja</text:p>
          </table:table-cell>
          <table:table-cell table:style-name="TableCell158">
            <text:p text:style-name="P159">Retrasar la entrega</text:p>
          </table:table-cell>
          <table:table-cell table:style-name="TableCell160">
            <text:p text:style-name="P161">RayLuc S.L. se compromete a hacerse responsable de los gastos ocasionados</text:p>
          </table:table-cell>
        </table:table-row>
        <table:table-row table:style-name="TableRow162">
          <table:table-cell table:style-name="TableCell163">
            <text:p text:style-name="P164">RI05</text:p>
          </table:table-cell>
          <table:table-cell table:style-name="TableCell165">
            <text:p text:style-name="P166">Fallo en la seguridad y privacidad de datos</text:p>
          </table:table-cell>
          <table:table-cell table:style-name="TableCell167">
            <text:p text:style-name="P168">Alto</text:p>
          </table:table-cell>
          <table:table-cell table:style-name="TableCell169">
            <text:p text:style-name="P170">Baja</text:p>
          </table:table-cell>
          <table:table-cell table:style-name="TableCell171">
            <text:p text:style-name="P172">Interrupción del servicio hasta que se solucione</text:p>
          </table:table-cell>
          <table:table-cell table:style-name="TableCell173">
            <text:p text:style-name="P174">RayLuc S.L. se compromete a realizar las<text:s/>garantías pertinentes para evitar dichos fallos dentro de lo posible</text:p>
          </table:table-cell>
        </table:table-row>
      </table:table>
      <text:p text:style-name="P175"/>
      <text:p text:style-name="P176"/>
      <text:p text:style-name="P177">3.Cumplimiento de hitos y entregables</text:p>
      <text:p text:style-name="P178"><text:tab/></text:p>
      <text:p text:style-name="P179"><text:tab/><text:span text:style-name="T180">Hasta ahora se han conseguido cumplir alguno de los hitos y entregables, y se han retrasado un par de ellos:</text:span></text:p>
      <text:p text:style-name="P181"/>
      <text:p text:style-name="P182"><text:span text:style-name="T183"><text:tab/></text:span><text:span text:style-name="T184">H01.<text:s/></text:span><text:span text:style-name="T185">Análisis y diseño</text:span></text:p>
      <text:p text:style-name="P186"><text:tab/><text:tab/><text:span text:style-name="T187">Se<text:s/></text:span><text:span text:style-name="T188">consiguió realizar tras la reunión con los clientes, la evaluación de riesgos, la reunión con los jefes de área. Se realizó la documentación necesaria y la plasmación del proyecto en papel. Cumplido el 4/02/19.</text:span></text:p>
      <text:p text:style-name="P189"/>
      <text:p text:style-name="P190"><text:span text:style-name="T191"><text:tab/>H02.<text:s/></text:span><text:span text:style-name="T192">Desarrollo base de datos, primera vers</text:span><text:span text:style-name="T193">ión más reducida a la que añadir cambios posteriormente, con la elaboración de la primera versión de la base de datos y de las herramientas de tratamiento. A mitad del desarrollo se cambiaron los requisitos por parte del cliente, luego se retrasó algo la e</text:span><text:span text:style-name="T194">ntrega. Sin embargo, se cumplieron las pruebas satisfactoriamente, y se pudo realizar el entregable el 2/03/19.</text:span></text:p>
      <text:p text:style-name="P195"><text:tab/><text:tab/></text:p>
      <text:p text:style-name="P196"><text:span text:style-name="T197"><text:tab/></text:span><text:span text:style-name="T198">H03.<text:s/></text:span><text:span text:style-name="T199">Desarrollo plataforma web, enlace con base de datos.</text:span></text:p>
      <text:p text:style-name="P200"><text:tab/><text:tab/>Con la elaboración de la primera versión de la aplicación web y de la sincronización con la base de datos. Se retrasó la entrega por el retraso de la fase anterior y por algunos problemas surgidos. A pesar de esto, se cumplieron las pruebas satisfactoriamente, y se pudo realizar el entregable el 31/03/19.</text:p>
      <text:p text:style-name="P201"/>
      <text:p text:style-name="P202"><text:span text:style-name="T203"><text:tab/></text:span><text:span text:style-name="T204">H04.<text:s/></text:span><text:span text:style-name="T205">Versión final base de<text:s/></text:span><text:span text:style-name="T206">datos a entregar.</text:span></text:p>
      <text:p text:style-name="P207"><text:tab/><text:tab/><text:span text:style-name="T208">Con la elaboración de la versión final de la base de datos y de las herramientas de tratamiento se cumplieron las pruebas satisfactoriamente salvo por un requisito secundario, pero aún así se realizó el entregable el 29/05/19.</text:span></text:p>
      <text:p text:style-name="P209"><text:span text:style-name="T210"><text:tab/></text:span><text:span text:style-name="T211">H05.<text:s/></text:span><text:span text:style-name="T212">Ver</text:span><text:span text:style-name="T213">sión final plataforma web.</text:span></text:p>
      <text:p text:style-name="P214"><text:tab/><text:tab/><text:span text:style-name="T215">Y es en este punto donde nos encontramos.</text:span></text:p>
      <text:p text:style-name="P216"><text:span text:style-name="T217"><text:tab/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18"/>
      <text:p text:style-name="P219"/>
      <text:p text:style-name="P220"/>
      <text:soft-page-break/>
      <text:p text:style-name="P221">4.Seguimiento de inicio y finalización de tareas y resultados</text:p>
      <text:p text:style-name="P222"/>
      <text:p text:style-name="P223"><text:tab/>Se han podido cumplir hasta ahora las siguientes fases, según los especificado.</text:p>
      <text:p text:style-name="P224"/>
      <text:p text:style-name="P225"><text:tab/><text:span text:style-name="T226">Fase 1: Análisis y<text:s/></text:span><text:span text:style-name="T227">diseño</text:span></text:p>
      <text:p text:style-name="P228"><text:tab/><text:tab/>Se realizaron las reuniones con los clientes a cargo de Alejandro Luque Cerpa. Y la planificación de los riesgos. Se reunieron los Jefes de área, Alejandro Luque Cerpa y Antonio Carlos Portillo Raya. Se realizaron todas las partes de esta fase pudiendo realizarse el primer entregable el 4/02/19.</text:p>
      <text:p text:style-name="P229"/>
      <text:p text:style-name="P230"><text:tab/><text:span text:style-name="T231">Fase 2: Primer desarrollo de la base de datos</text:span></text:p>
      <text:p text:style-name="P232"><text:tab/><text:tab/>El primer desarrollo de la base de datos no se cumplió dentro de los plazos esperados (cuatro días de retraso). El Jefe de tratamiento y base de datos mostró el diseño y la documentación correspondiente el 2/03/19.</text:p>
      <text:p text:style-name="P233">Fase 3: Primer desarrollo de la aplicación web</text:p>
      <text:p text:style-name="P234"><text:tab/>El primer desarrollo de la aplicación web, no se cumple dentro del plazo acordado, presentándose su documentación el 31/03/19.</text:p>
      <text:p text:style-name="P235"><text:span text:style-name="T236"><text:tab/></text:span><text:span text:style-name="T237">Fase 4: Versión final</text:span><text:span text:style-name="T238"><text:s/>de la base de datos</text:span></text:p>
      <text:p text:style-name="P239"><text:span text:style-name="T240"><text:tab/></text:span><text:span text:style-name="T241"><text:tab/></text:span><text:span text:style-name="T242">Se pudo presentar la versión final de la base de datos (con la incorporación a los ArdillaServer) y la realización de todas las pruebas salvo por las de un requisito secundario, y la generación de documentación el 29/05/19.</text:span></text:p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soft-page-break/>
      <text:p text:style-name="P257">5.Revisión de recursos y esfuerzos.</text:p>
      <text:p text:style-name="P258"/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P266">Nombre de tarea</text:p>
          </table:table-cell>
          <table:table-cell table:style-name="TableCell267">
            <text:p text:style-name="P268">Estimado</text:p>
          </table:table-cell>
          <table:table-cell table:style-name="TableCell269">
            <text:p text:style-name="P270">Realizado</text:p>
          </table:table-cell>
          <table:table-cell table:style-name="TableCell271">
            <text:p text:style-name="P272">Restante</text:p>
          </table:table-cell>
        </table:table-row>
        <table:table-row table:style-name="TableRow273">
          <table:table-cell table:style-name="TableCell274">
            <text:p text:style-name="P275">RolStream</text:p>
          </table:table-cell>
          <table:table-cell table:style-name="TableCell276">
            <text:p text:style-name="P277">479.000€</text:p>
          </table:table-cell>
          <table:table-cell table:style-name="TableCell278">
            <text:p text:style-name="P279"><text:span text:style-name="T280">361.4</text:span><text:span text:style-name="T281">80</text:span><text:span text:style-name="T282">€</text:span></text:p>
          </table:table-cell>
          <table:table-cell table:style-name="TableCell283">
            <text:p text:style-name="P284"><text:span text:style-name="T285">117.</text:span><text:span text:style-name="T286">520</text:span><text:span text:style-name="T287">€</text:span></text:p>
          </table:table-cell>
        </table:table-row>
        <table:table-row table:style-name="TableRow288">
          <table:table-cell table:style-name="TableCell289">
            <text:p text:style-name="P290"><text:span text:style-name="T291">Fase 1: Análisis y diseño</text:span></text:p>
            <text:p text:style-name="P292"/>
          </table:table-cell>
          <table:table-cell table:style-name="TableCell293">
            <text:p text:style-name="P294">6.000€</text:p>
          </table:table-cell>
          <table:table-cell table:style-name="TableCell295">
            <text:p text:style-name="P296">5.480€</text:p>
          </table:table-cell>
          <table:table-cell table:style-name="TableCell297">
            <text:p text:style-name="P298">520€</text:p>
          </table:table-cell>
        </table:table-row>
        <table:table-row table:style-name="TableRow299">
          <table:table-cell table:style-name="TableCell300">
            <text:p text:style-name="P301">A1.1: Reunión general con los clientes</text:p>
            <text:p text:style-name="Normal"/>
          </table:table-cell>
          <table:table-cell table:style-name="TableCell302">
            <text:p text:style-name="P303">100€</text:p>
          </table:table-cell>
          <table:table-cell table:style-name="TableCell304">
            <text:p text:style-name="P305">80€</text:p>
          </table:table-cell>
          <table:table-cell table:style-name="TableCell306">
            <text:p text:style-name="P307">20€</text:p>
          </table:table-cell>
        </table:table-row>
        <table:table-row table:style-name="TableRow308">
          <table:table-cell table:style-name="TableCell309">
            <text:p text:style-name="P310">A1.2:<text:s/>Planificación y evaluación de riesgos</text:p>
            <text:p text:style-name="Normal"/>
          </table:table-cell>
          <table:table-cell table:style-name="TableCell311">
            <text:p text:style-name="P312">2.000€</text:p>
          </table:table-cell>
          <table:table-cell table:style-name="TableCell313">
            <text:p text:style-name="P314">1.900€</text:p>
          </table:table-cell>
          <table:table-cell table:style-name="TableCell315">
            <text:p text:style-name="P316">100€</text:p>
          </table:table-cell>
        </table:table-row>
        <table:table-row table:style-name="TableRow317">
          <table:table-cell table:style-name="TableCell318">
            <text:p text:style-name="P319">A1.3: Reunión con los Jefes de Área</text:p>
            <text:p text:style-name="Normal"/>
          </table:table-cell>
          <table:table-cell table:style-name="TableCell320">
            <text:p text:style-name="P321"><text:span text:style-name="T322">0€</text:span></text:p>
          </table:table-cell>
          <table:table-cell table:style-name="TableCell323">
            <text:p text:style-name="P324"><text:span text:style-name="T325">0€</text:span></text:p>
          </table:table-cell>
          <table:table-cell table:style-name="TableCell326">
            <text:p text:style-name="P327"><text:span text:style-name="T328">0€</text:span></text:p>
          </table:table-cell>
        </table:table-row>
        <table:table-row table:style-name="TableRow329">
          <table:table-cell table:style-name="TableCell330">
            <text:p text:style-name="P331">A1.4: Documentación necesaria para el desarrollo</text:p>
            <text:p text:style-name="Normal"/>
          </table:table-cell>
          <table:table-cell table:style-name="TableCell332">
            <text:p text:style-name="P333"><text:span text:style-name="T334">3.000€</text:span></text:p>
          </table:table-cell>
          <table:table-cell table:style-name="TableCell335">
            <text:p text:style-name="P336"><text:span text:style-name="T337">2.500€</text:span></text:p>
          </table:table-cell>
          <table:table-cell table:style-name="TableCell338">
            <text:p text:style-name="P339"><text:span text:style-name="T340">500€</text:span></text:p>
          </table:table-cell>
        </table:table-row>
        <table:table-row table:style-name="TableRow341">
          <table:table-cell table:style-name="TableCell342">
            <text:p text:style-name="Normal"><text:span text:style-name="T343">A1.5: Finalización del proyecto en papel. Presentación del primer<text:s/></text:span><text:span text:style-name="T344">entregable.</text:span></text:p>
          </table:table-cell>
          <table:table-cell table:style-name="TableCell345">
            <text:p text:style-name="P346"><text:span text:style-name="T347">900€</text:span></text:p>
          </table:table-cell>
          <table:table-cell table:style-name="TableCell348">
            <text:p text:style-name="P349"><text:span text:style-name="T350">1.000€</text:span></text:p>
          </table:table-cell>
          <table:table-cell table:style-name="TableCell351">
            <text:p text:style-name="P352"><text:span text:style-name="T353">-100</text:span><text:span text:style-name="T354">€</text:span></text:p>
          </table:table-cell>
        </table:table-row>
        <table:table-row table:style-name="TableRow355">
          <table:table-cell table:style-name="TableCell356">
            <text:p text:style-name="P357"><text:span text:style-name="T358">Fase 2: Primer desarrollo de la base de datos</text:span></text:p>
          </table:table-cell>
          <table:table-cell table:style-name="TableCell359">
            <text:p text:style-name="P360"><text:span text:style-name="T361">151.000€</text:span></text:p>
          </table:table-cell>
          <table:table-cell table:style-name="TableCell362">
            <text:p text:style-name="P363"><text:span text:style-name="T364">133.000€</text:span></text:p>
          </table:table-cell>
          <table:table-cell table:style-name="TableCell365">
            <text:p text:style-name="P366"><text:span text:style-name="T367">18.000€</text:span></text:p>
          </table:table-cell>
        </table:table-row>
        <table:table-row table:style-name="TableRow368">
          <table:table-cell table:style-name="TableCell369">
            <text:p text:style-name="P370"><text:span text:style-name="T371">A2.1: Diseño y prototipado de la base de datos</text:span></text:p>
          </table:table-cell>
          <table:table-cell table:style-name="TableCell372">
            <text:p text:style-name="P373"><text:span text:style-name="T374">100.000€</text:span></text:p>
          </table:table-cell>
          <table:table-cell table:style-name="TableCell375">
            <text:p text:style-name="P376"><text:span text:style-name="T377">80.000€</text:span></text:p>
          </table:table-cell>
          <table:table-cell table:style-name="TableCell378">
            <text:p text:style-name="P379"><text:span text:style-name="T380">20.000€</text:span></text:p>
          </table:table-cell>
        </table:table-row>
        <table:table-row table:style-name="TableRow381">
          <table:table-cell table:style-name="TableCell382">
            <text:p text:style-name="P383"><text:span text:style-name="T384">A2.2: Generación de las herramientas que tratarán los datos</text:span></text:p>
          </table:table-cell>
          <table:table-cell table:style-name="TableCell385">
            <text:p text:style-name="P386"><text:span text:style-name="T387">50.000€</text:span></text:p>
          </table:table-cell>
          <table:table-cell table:style-name="TableCell388">
            <text:p text:style-name="P389"><text:span text:style-name="T390">52.000€</text:span></text:p>
          </table:table-cell>
          <table:table-cell table:style-name="TableCell391">
            <text:p text:style-name="P392"><text:span text:style-name="T393">-2.000</text:span><text:span text:style-name="T394">€</text:span></text:p>
          </table:table-cell>
        </table:table-row>
        <table:table-row table:style-name="TableRow395">
          <table:table-cell table:style-name="TableCell396">
            <text:p text:style-name="P397">A2.3: Generación de la documentación. Presentación del segundo entregable</text:p>
            <text:p text:style-name="P398"/>
          </table:table-cell>
          <table:table-cell table:style-name="TableCell399">
            <text:p text:style-name="P400"><text:span text:style-name="T401">1.000€</text:span></text:p>
          </table:table-cell>
          <table:table-cell table:style-name="TableCell402">
            <text:p text:style-name="P403"><text:span text:style-name="T404">1.000€</text:span></text:p>
          </table:table-cell>
          <table:table-cell table:style-name="TableCell405">
            <text:p text:style-name="P406"><text:span text:style-name="T407">0€</text:span></text:p>
          </table:table-cell>
        </table:table-row>
        <table:table-row table:style-name="TableRow408">
          <table:table-cell table:style-name="TableCell409">
            <text:p text:style-name="P410"><text:span text:style-name="T411">Fase 3: Primer desarrollo de la aplicación web</text:span></text:p>
          </table:table-cell>
          <table:table-cell table:style-name="TableCell412">
            <text:p text:style-name="P413"><text:span text:style-name="T414">60.000€</text:span></text:p>
          </table:table-cell>
          <table:table-cell table:style-name="TableCell415">
            <text:p text:style-name="P416"><text:span text:style-name="T417">54.500€</text:span></text:p>
          </table:table-cell>
          <table:table-cell table:style-name="TableCell418">
            <text:p text:style-name="P419"><text:span text:style-name="T420">5.500€</text:span></text:p>
          </table:table-cell>
        </table:table-row>
        <table:table-row table:style-name="TableRow421">
          <table:table-cell table:style-name="TableCell422">
            <text:p text:style-name="P423"><text:span text:style-name="T424">A3.1: Diseño y prototipado de la aplicación web</text:span></text:p>
          </table:table-cell>
          <table:table-cell table:style-name="TableCell425">
            <text:p text:style-name="P426"><text:span text:style-name="T427">56.000€</text:span></text:p>
          </table:table-cell>
          <table:table-cell table:style-name="TableCell428">
            <text:p text:style-name="P429"><text:span text:style-name="T430">50.000€</text:span></text:p>
          </table:table-cell>
          <table:table-cell table:style-name="TableCell431">
            <text:p text:style-name="P432"><text:span text:style-name="T433">6.000€</text:span></text:p>
          </table:table-cell>
        </table:table-row>
        <table:table-row table:style-name="TableRow434">
          <table:table-cell table:style-name="TableCell435">
            <text:p text:style-name="P436"><text:span text:style-name="T437">A3.2: Sincronización de la aplicación web con la base de datos</text:span></text:p>
          </table:table-cell>
          <table:table-cell table:style-name="TableCell438">
            <text:p text:style-name="P439"><text:span text:style-name="T440">2.000€</text:span></text:p>
          </table:table-cell>
          <table:table-cell table:style-name="TableCell441">
            <text:p text:style-name="P442"><text:span text:style-name="T443">2.000€</text:span></text:p>
          </table:table-cell>
          <table:table-cell table:style-name="TableCell444">
            <text:p text:style-name="P445"><text:span text:style-name="T446">0€</text:span></text:p>
          </table:table-cell>
        </table:table-row>
        <table:table-row table:style-name="TableRow447">
          <table:table-cell table:style-name="TableCell448">
            <text:p text:style-name="P449"><text:span text:style-name="T450">A3.3: Sincronización de la aplicación web con las herramientas de tratamientos de datos</text:span></text:p>
          </table:table-cell>
          <table:table-cell table:style-name="TableCell451">
            <text:p text:style-name="P452"><text:span text:style-name="T453">1.000€</text:span></text:p>
          </table:table-cell>
          <table:table-cell table:style-name="TableCell454">
            <text:p text:style-name="P455"><text:span text:style-name="T456">1.000€</text:span></text:p>
          </table:table-cell>
          <table:table-cell table:style-name="TableCell457">
            <text:p text:style-name="P458"><text:span text:style-name="T459">0€</text:span></text:p>
          </table:table-cell>
        </table:table-row>
        <table:table-row table:style-name="TableRow460">
          <table:table-cell table:style-name="TableCell461">
            <text:p text:style-name="P462">A3.4: Generación de documentación. Presentación del<text:s/>tercer entregable</text:p>
            <text:p text:style-name="P463"/>
          </table:table-cell>
          <table:table-cell table:style-name="TableCell464">
            <text:p text:style-name="P465"><text:span text:style-name="T466">1.000€</text:span></text:p>
          </table:table-cell>
          <table:table-cell table:style-name="TableCell467">
            <text:p text:style-name="P468"><text:span text:style-name="T469">1.500€</text:span></text:p>
          </table:table-cell>
          <table:table-cell table:style-name="TableCell470">
            <text:p text:style-name="P471"><text:span text:style-name="T472">-500</text:span><text:span text:style-name="T473">€</text:span></text:p>
          </table:table-cell>
        </table:table-row>
        <table:table-row table:style-name="TableRow474">
          <table:table-cell table:style-name="TableCell475">
            <text:p text:style-name="P476"><text:span text:style-name="T477">Fase 4: Versión final de la base de datos</text:span></text:p>
          </table:table-cell>
          <table:table-cell table:style-name="TableCell478">
            <text:p text:style-name="P479"><text:span text:style-name="T480">126.000€</text:span></text:p>
          </table:table-cell>
          <table:table-cell table:style-name="TableCell481">
            <text:p text:style-name="P482"><text:span text:style-name="T483">141.50</text:span><text:span text:style-name="T484">0</text:span><text:span text:style-name="T485">€</text:span></text:p>
          </table:table-cell>
          <table:table-cell table:style-name="TableCell486">
            <text:p text:style-name="P487"><text:span text:style-name="T488">-25.500</text:span><text:span text:style-name="T489">€</text:span></text:p>
          </table:table-cell>
        </table:table-row>
        <table:table-row table:style-name="TableRow490">
          <table:table-cell table:style-name="TableCell491">
            <text:p text:style-name="P492">A4.1: Programación de la base de datos</text:p>
            <text:p text:style-name="P493"/>
          </table:table-cell>
          <table:table-cell table:style-name="TableCell494">
            <text:p text:style-name="P495"><text:span text:style-name="T496">50.000€</text:span></text:p>
          </table:table-cell>
          <table:table-cell table:style-name="TableCell497">
            <text:p text:style-name="P498"><text:span text:style-name="T499">59.0</text:span><text:span text:style-name="T500">00</text:span><text:span text:style-name="T501">€</text:span></text:p>
          </table:table-cell>
          <table:table-cell table:style-name="TableCell502">
            <text:p text:style-name="P503"><text:span text:style-name="T504">-10.000</text:span><text:span text:style-name="T505">€</text:span></text:p>
          </table:table-cell>
        </table:table-row>
        <table:table-row table:style-name="TableRow506">
          <table:table-cell table:style-name="TableCell507">
            <text:p text:style-name="P508"><text:span text:style-name="T509">A4.2: Programación de las herramientas de tratamiento de datos</text:span></text:p>
          </table:table-cell>
          <table:table-cell table:style-name="TableCell510">
            <text:p text:style-name="P511"><text:span text:style-name="T512">50.000€</text:span></text:p>
          </table:table-cell>
          <table:table-cell table:style-name="TableCell513">
            <text:p text:style-name="P514"><text:span text:style-name="T515">60.0</text:span><text:span text:style-name="T516">00</text:span><text:span text:style-name="T517">€</text:span></text:p>
          </table:table-cell>
          <table:table-cell table:style-name="TableCell518">
            <text:p text:style-name="P519"><text:span text:style-name="T520">-10.000</text:span><text:span text:style-name="T521">€</text:span></text:p>
          </table:table-cell>
        </table:table-row>
        <table:table-row table:style-name="TableRow522">
          <table:table-cell table:style-name="TableCell523">
            <text:p text:style-name="P524"><text:span text:style-name="T525">A4.3: Realización de pruebas a la base de datos y las herramientas de tratamiento de datos</text:span></text:p>
          </table:table-cell>
          <table:table-cell table:style-name="TableCell526">
            <text:p text:style-name="P527"><text:span text:style-name="T528">25.000€</text:span></text:p>
          </table:table-cell>
          <table:table-cell table:style-name="TableCell529">
            <text:p text:style-name="P530"><text:span text:style-name="T531">30.000,00 €</text:span></text:p>
          </table:table-cell>
          <table:table-cell table:style-name="TableCell532">
            <text:p text:style-name="P533"><text:span text:style-name="T534">-5.000</text:span><text:span text:style-name="T535">€</text:span></text:p>
          </table:table-cell>
        </table:table-row>
        <table:table-row table:style-name="TableRow536">
          <table:table-cell table:style-name="TableCell537">
            <text:p text:style-name="P538">A4.4: Generación de documentación. Presentación del cuarto entregable</text:p>
            <text:p text:style-name="P539"/>
          </table:table-cell>
          <table:table-cell table:style-name="TableCell540">
            <text:p text:style-name="P541"><text:span text:style-name="T542">1.000€</text:span></text:p>
          </table:table-cell>
          <table:table-cell table:style-name="TableCell543">
            <text:p text:style-name="P544"><text:span text:style-name="T545">1.500€</text:span></text:p>
          </table:table-cell>
          <table:table-cell table:style-name="TableCell546">
            <text:p text:style-name="P547"><text:span text:style-name="T548">-500</text:span><text:span text:style-name="T549">€</text:span></text:p>
          </table:table-cell>
        </table:table-row>
        <table:table-row table:style-name="TableRow550">
          <table:table-cell table:style-name="TableCell551">
            <text:p text:style-name="P552"><text:span text:style-name="T553">Fase 5: Versión final de la aplica</text:span><text:span text:style-name="T554">ción web (En proceso)</text:span></text:p>
            <text:p text:style-name="P555"/>
          </table:table-cell>
          <table:table-cell table:style-name="TableCell556">
            <text:p text:style-name="P557"><text:span text:style-name="T558">40.000€</text:span></text:p>
          </table:table-cell>
          <table:table-cell table:style-name="TableCell559">
            <text:p text:style-name="P560"><text:span text:style-name="T561">27.000€</text:span></text:p>
          </table:table-cell>
          <table:table-cell table:style-name="TableCell562">
            <text:p text:style-name="P563"><text:span text:style-name="T564">13.000€</text:span></text:p>
          </table:table-cell>
        </table:table-row>
        <table:table-row table:style-name="TableRow565">
          <table:table-cell table:style-name="TableCell566">
            <text:p text:style-name="P567"><text:span text:style-name="T568">A5.1: Programación de la aplicación web</text:span></text:p>
          </table:table-cell>
          <table:table-cell table:style-name="TableCell569">
            <text:p text:style-name="P570"><text:span text:style-name="T571">25.000€</text:span></text:p>
          </table:table-cell>
          <table:table-cell table:style-name="TableCell572">
            <text:p text:style-name="P573"><text:span text:style-name="T574">26.000€</text:span></text:p>
          </table:table-cell>
          <table:table-cell table:style-name="TableCell575">
            <text:p text:style-name="P576"><text:span text:style-name="T577">-1.000</text:span><text:span text:style-name="T578">€</text:span></text:p>
          </table:table-cell>
        </table:table-row>
        <table:table-row table:style-name="TableRow579">
          <table:table-cell table:style-name="TableCell580">
            <text:p text:style-name="P581"><text:span text:style-name="T582">A5.2: Sincronización de la aplicación web con la base de datos y las herramientas de tratamiento de datos</text:span></text:p>
          </table:table-cell>
          <table:table-cell table:style-name="TableCell583">
            <text:p text:style-name="P584"><text:span text:style-name="T585">1.000€</text:span></text:p>
          </table:table-cell>
          <table:table-cell table:style-name="TableCell586">
            <text:p text:style-name="P587"><text:span text:style-name="T588">1.000€</text:span></text:p>
          </table:table-cell>
          <table:table-cell table:style-name="TableCell589">
            <text:p text:style-name="P590"><text:span text:style-name="T591">0€</text:span></text:p>
          </table:table-cell>
        </table:table-row>
      </table:table>
      <text:p text:style-name="P592"/>
      <text:p text:style-name="P593"><text:tab/></text:p>
      <text:p text:style-name="P5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alibri, Calibri" svg:font-family="Calibri, Calibri" style:font-family-generic="swiss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F5496" style:font-size-complex="10.5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1F3763" style:font-size-complex="10.5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Mangal" fo:color="#272727" fo:font-size="10.5pt" style:font-size-asian="10.5pt" style:font-size-complex="9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text-indent="0.1576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Normal">
      <style:text-properties style:font-name="Calibri Light" style:font-name-asian="Times New Roman" style:font-name-complex="Mangal" fo:letter-spacing="-0.0069in" fo:font-size="28pt" style:font-size-asian="28pt" style:font-size-complex="25pt" fo:hyphenate="false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Default" style:display-name="Default" style:family="paragraph" style:parent-style-name="Standard">
      <style:paragraph-properties style:text-autospace="none" fo:text-indent="0in"/>
      <style:text-properties style:font-name="Calibri, Calibri" style:font-name-asian="Calibri, Calibri" style:font-name-complex="Calibri, Calibri" fo:color="#000000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SubtítuloCar" style:display-name="Subtítulo Car" style:family="text" style:parent-style-name="Fuentedepárrafopredeter.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Mangal" fo:color="#1F3763" style:font-size-complex="10.5pt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Mangal" fo:color="#2F5496" style:font-size-complex="10.5pt"/>
    </style:style>
    <style:style style:name="Título6Car" style:display-name="Título 6 Car" style:family="text" style:parent-style-name="Fuentedepárrafopredeter.">
      <style:text-properties style:font-name="Calibri Light" style:font-name-asian="Times New Roman" style:font-name-complex="Mangal" fo:color="#1F3763" style:font-size-complex="10.5pt"/>
    </style:style>
    <style:style style:name="Título7Car" style:display-name="Título 7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1F3763" style:font-size-complex="10.5pt"/>
    </style:style>
    <style:style style:name="Título8Car" style:display-name="Título 8 Car" style:family="text" style:parent-style-name="Fuentedepárrafopredeter.">
      <style:text-properties style:font-name="Calibri Light" style:font-name-asian="Times New Roman" style:font-name-complex="Mangal" fo:color="#272727" fo:font-size="10.5pt" style:font-size-asian="10.5pt" style:font-size-complex="9.5pt"/>
    </style:style>
    <style:style style:name="Título9Car" style:display-name="Título 9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/>
    </style: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RTF_Num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jandro Luque Cerpa</meta:initial-creator>
    <dc:creator>Antonio Carlos Portillo</dc:creator>
    <meta:creation-date>2018-10-31T14:26:00Z</meta:creation-date>
    <dc:date>2019-01-12T09:05:00Z</dc:date>
    <meta:template xlink:href="Normal.dotm" xlink:type="simple"/>
    <meta:editing-cycles>18</meta:editing-cycles>
    <meta:editing-duration>PT7620S</meta:editing-duration>
    <meta:document-statistic meta:page-count="8" meta:paragraph-count="18" meta:word-count="1430" meta:character-count="9281" meta:row-count="65" meta:non-whitespace-character-count="7869"/>
  </office:meta>
</office:document-meta>
</file>